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25-01-16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24-02-14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23-02-08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21-12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20-12-1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20-01-24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19-02-1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18-01-12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17-01-03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16-01-25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15-02-06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14-01-09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13-01-29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11-12-08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10-12-2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10-01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08-12-17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08-01-23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06-12-20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05-12-2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05-01-04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04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03-01-03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02-01-0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01-01-25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2000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99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9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9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9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9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9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2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9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8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7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7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6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6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5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70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67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6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61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6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5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5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5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49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44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43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43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43095045201</text:p>
          </table:table-cell>
          <table:table-cell office:value-type="string" calcext:value-type="string">
            <text:p>194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1" meta:object-count="0"/>
    <meta:user-defined meta:name="AppVersion">3.0</meta:user-defined>
  </office:meta>
</office:document-meta>
</file>